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5_21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6, FF 5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Gershon Levi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September 30, 1891</text:p>
      <text:p text:style-name="P5">Month<text:tab/><text:tab/><text:tab/><text:tab/><text:tab/><text:tab/>September</text:p>
      <text:p text:style-name="P5">Year<text:tab/><text:tab/><text:tab/><text:tab/><text:tab/><text:tab/>1891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2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2">[Page 1]</text:p>
      <text:p text:style-name="P3">Philada., Pa./</text:p>
      <text:p text:style-name="P3">Sep. 30. 1891./</text:p>
      <text:p text:style-name="P2">Dear Rabbi:-/</text:p>
      <text:p text:style-name="P2"><text:tab/>A year has gone by since/ I wrote to you wishing you a happy/ new year. <text:s/>But, as this old year is/ gliding away and may it take all/ curses along, a new year is coming on/ and soon we will crown it./</text:p>
      <text:p text:style-name="P2">The year that is now running away/ shall be remembered by us. <text:s/>It has wit-/nessed acts of cruelty and persecution/ only equalled[sic!] once in our history./</text:p>
      <text:p text:style-name="P2">May the new year that is coming/ upon us be a period of redemption for/ our oppressed brethern[sic!], and may/ the Almighty grant you and your/ family health according to your hearts'/</text:p>
      <text:p text:style-name="P2"/>
      <text:p text:style-name="P2">[Page 2]</text:p>
      <text:p text:style-name="P2">desire. <text:s/>May He protect you from all/ trouble because we read in the book of/ Proverbs:- [Hebrew]/ Respectfully/ Your pupil,/ Gershon Levi.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1-28T13:51:26.22</meta:creation-date>
    <dc:date>2011-11-28T13:56:20.62</dc:date>
    <dc:creator>Penn Libraries</dc:creator>
    <meta:editing-duration>PT00H04M54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2" meta:paragraph-count="69" meta:word-count="298" meta:character-count="2007"/>
  </office:meta>
</office:document-meta>
</file>